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P FOR FLIGHT PLANNING<text:line-break/><text:line-break/>STEP ONE CHECK AVIATION WEATHER.gov</text:p>
      <text:p text:style-name="Standard"/>
      <text:p text:style-name="Standard">/progchart<text:line-break/><text:line-break/>highpressure decending piles warms up drys out high pressure is associated with fair flying. </text:p>
      <text:p text:style-name="Standard"/>
      <text:p text:style-name="Standard">Low pressure is converging, winds are blowing in from high pressure. This forces the air up and this makes air forced up clouds up and precipitation. <text:line-break/><text:line-break/>High pressure get's cold clear nights. Can cause fog the one eception<text:line-break/><text:line-break/>ZULU PLUS SEVEN in standard, six in spring ahead<text:line-break/><text:line-break/>when a high overtakes a low you get really niasty weather</text:p>
      <text:p text:style-name="Standard"/>
      <text:p text:style-name="Standard">STEP 2 Check TOOLs&gt; GFA</text:p>
      <text:p text:style-name="Standard"/>
      <text:p text:style-name="Standard">Hit show flight path, and put in way points. </text:p>
      <text:p text:style-name="Standard"><text:line-break/>CHECK TAF tab, </text:p>
      <text:p text:style-name="Standard"/>
      <text:p text:style-name="Standard">Check the barbs </text:p>
      <text:p text:style-name="Standard"/>
      <text:p text:style-name="Standard">Check clouds</text:p>
      <text:p text:style-name="Standard"/>
      <text:p text:style-name="Standard">Check PCPN/WX<text:line-break/><text:line-break/>Check winds, surface <text:line-break/><text:line-break/>Check TAFS bottom right-ish <text:line-break/><text:line-break/>LEARN TO DECIPHER METAR</text:p>
      <text:p text:style-name="Standard"/>
      <text:p text:style-name="Standard">FIND WINDS ALOFT- Winds and temps</text:p>
      <text:p text:style-name="Standard"/>
      <text:p text:style-name="Standard"/>
      <text:p text:style-name="Standard">Click on the SLC Area Big map that says winds and temps data</text:p>
      <text:p text:style-name="Standard">Helium weather baloons. </text:p>
      <text:p text:style-name="Standard">Super computer in maryland </text:p>
      <text:p text:style-name="Standard"/>
      <text:p text:style-name="Standard">if the wind excedes 100 knots – 50 <text:line-break/><text:line-break/>CEHCK /gaimet <text:line-break/>Airmet- modest airplanes<text:line-break/>Sigmet is for 747 </text:p>
      <text:p text:style-name="Standard"><text:line-break/><text:line-break/><text:soft-page-break/>Siera widespread ifr <text:line-break/> tango- turbulance </text:p>
      <text:p text:style-name="Standard">zulu – icing. <text:line-break/><text:line-break/>CHECK USER TOOLS standard briefings<text:line-break/><text:line-break/>go to Avation notices</text:p>
      <text:p text:style-name="Standard">NOTAM SEARCH</text:p>
      <text:p text:style-name="Standard"/>
      <text:p text:style-name="Standard"/>
      <text:p text:style-name="Standard">FLLIGHT PATH PLANNING <text:line-break/><text:line-break/>STEP 1 pick way points <text:line-break/><text:line-break/>Quadrangle 4^6 shows the highest </text:p>
      <text:p text:style-name="Standard"/>
      <text:p text:style-name="Standard">ALL STARTS WITH A LINE ON THE CHART MEASURE IN NAUTICAL SECTIONAL&gt; <text:line-break/><text:line-break/>COMPASS ROSE IS 10 miles from VOR</text:p>
      <text:p text:style-name="Standard"><text:line-break/><text:line-break/>MEASURING ANGLES<text:line-break/><text:line-break/>NORTH SOUTH ARE LINES OF LAT to true north <text:line-break/><text:line-break/>STEP ONE PUT STRAIGH EDGE ON COURSE LINE </text:p>
      <text:p text:style-name="Standard"/>
      <text:p text:style-name="Standard">Determine direction </text:p>
      <text:p text:style-name="Standard"/>
      <text:p text:style-name="Standard">dial in the victor radial 133 on the map. <text:line-break/><text:line-break/>Approach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3-01-11T08:31:59.40</meta:creation-date>
    <meta:document-statistic meta:table-count="0" meta:image-count="0" meta:object-count="0" meta:page-count="2" meta:paragraph-count="22" meta:word-count="242" meta:character-count="1430"/>
    <dc:date>2023-01-11T20:41:27.97</dc:date>
    <dc:creator>Blake Stanger</dc:creator>
    <meta:editing-duration>PT11H8M48S</meta:editing-duration>
    <meta:editing-cycles>1</meta:editing-cycles>
    <meta:generator>OpenOffice/4.1.11$Win32 OpenOffice.org_project/4111m1$Build-9808</meta:generator>
  </office:meta>
</office:document-meta>
</file>